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text-line-through-style="solid" style:text-line-through-type="single"/>
    </style:style>
    <style:style style:name="P2" style:family="paragraph" style:parent-style-name="Preformatted_20_Text">
      <style:text-properties style:text-line-through-style="solid" style:text-line-through-type="single" fo:font-weight="bold" style:font-weight-asian="bold" style:font-weight-complex="bold"/>
    </style:style>
    <style:style style:name="P3" style:family="paragraph" style:parent-style-name="Preformatted_20_Text">
      <style:paragraph-properties fo:break-before="page"/>
      <style:text-properties style:text-line-through-style="solid" style:text-line-through-type="single" fo:font-weight="bold" style:font-weight-asian="bold" style:font-weight-complex="bold"/>
    </style:style>
    <style:style style:name="P4" style:family="paragraph" style:parent-style-name="Preformatted_20_Text">
      <style:text-properties style:text-line-through-style="solid" style:text-line-through-type="single" fo:font-weight="normal" officeooo:rsid="0015c8d2" officeooo:paragraph-rsid="0015c8d2" style:font-weight-asian="normal" style:font-weight-complex="normal"/>
    </style:style>
    <style:style style:name="P5" style:family="paragraph" style:parent-style-name="Preformatted_20_Text">
      <style:text-properties style:text-line-through-style="solid" style:text-line-through-type="single" fo:font-weight="normal" officeooo:rsid="00179875" officeooo:paragraph-rsid="00179875" style:font-weight-asian="normal" style:font-weight-complex="normal"/>
    </style:style>
    <style:style style:name="P6" style:family="paragraph" style:parent-style-name="Preformatted_20_Text">
      <style:text-properties style:text-line-through-style="solid" style:text-line-through-type="single" fo:font-weight="normal" officeooo:rsid="00196230" officeooo:paragraph-rsid="00196230" style:font-weight-asian="normal" style:font-weight-complex="normal"/>
    </style:style>
    <style:style style:name="P7" style:family="paragraph" style:parent-style-name="Preformatted_20_Text">
      <style:text-properties style:text-line-through-style="solid" style:text-line-through-type="single" fo:font-weight="normal" officeooo:rsid="001ab2cd" officeooo:paragraph-rsid="001ab2cd" style:font-weight-asian="normal" style:font-weight-complex="normal"/>
    </style:style>
    <style:style style:name="P8" style:family="paragraph" style:parent-style-name="Preformatted_20_Text">
      <style:text-properties style:text-line-through-style="solid" style:text-line-through-type="single" fo:font-style="italic" fo:font-weight="normal" officeooo:rsid="00167d8d" officeooo:paragraph-rsid="00167d8d" style:font-style-asian="italic" style:font-weight-asian="normal" style:font-style-complex="italic" style:font-weight-complex="normal"/>
    </style:style>
    <style:style style:name="P9" style:family="paragraph" style:parent-style-name="Preformatted_20_Text">
      <style:text-properties style:text-line-through-style="none" style:text-line-through-type="none"/>
    </style:style>
    <style:style style:name="P10" style:family="paragraph" style:parent-style-name="Preformatted_20_Text">
      <style:paragraph-properties fo:break-before="page"/>
      <style:text-properties style:text-line-through-style="none" style:text-line-through-type="none"/>
    </style:style>
    <style:style style:name="P11" style:family="paragraph" style:parent-style-name="Preformatted_20_Text">
      <style:text-properties style:text-line-through-style="none" style:text-line-through-type="none" officeooo:paragraph-rsid="0015c8d2"/>
    </style:style>
    <style:style style:name="P12" style:family="paragraph" style:parent-style-name="Standard">
      <style:text-properties style:text-line-through-style="none" style:text-line-through-type="none" officeooo:rsid="001f461d" officeooo:paragraph-rsid="0015c8d2"/>
    </style:style>
    <style:style style:name="P13" style:family="paragraph" style:parent-style-name="Preformatted_20_Text">
      <style:paragraph-properties fo:break-before="page"/>
      <style:text-properties fo:font-weight="bold" officeooo:rsid="000dd1a1" officeooo:paragraph-rsid="0015c8d2" style:font-weight-asian="bold" style:font-weight-complex="bold"/>
    </style:style>
    <style:style style:name="P14" style:family="paragraph" style:parent-style-name="Preformatted_20_Text">
      <style:text-properties fo:font-weight="normal" officeooo:rsid="000ec047" officeooo:paragraph-rsid="0015c8d2" style:font-weight-asian="normal" style:font-weight-complex="normal"/>
    </style:style>
    <style:style style:name="P15" style:family="paragraph" style:parent-style-name="Preformatted_20_Text">
      <style:text-properties fo:font-weight="normal" officeooo:rsid="0015c8d2" officeooo:paragraph-rsid="0015c8d2" style:font-weight-asian="normal" style:font-weight-complex="normal"/>
    </style:style>
    <style:style style:name="P16" style:family="paragraph" style:parent-style-name="Preformatted_20_Text">
      <style:text-properties fo:font-weight="normal" officeooo:rsid="00167d8d" officeooo:paragraph-rsid="00167d8d" style:font-weight-asian="normal" style:font-weight-complex="normal"/>
    </style:style>
    <style:style style:name="P17" style:family="paragraph" style:parent-style-name="Preformatted_20_Text">
      <style:text-properties fo:font-weight="normal" officeooo:rsid="001c68c7" officeooo:paragraph-rsid="001c68c7" style:font-weight-asian="normal" style:font-weight-complex="normal"/>
    </style:style>
    <style:style style:name="P18" style:family="paragraph" style:parent-style-name="Preformatted_20_Text">
      <style:text-properties fo:font-weight="normal" officeooo:rsid="001013db" officeooo:paragraph-rsid="0015c8d2" style:font-weight-asian="normal" style:font-weight-complex="normal"/>
    </style:style>
    <style:style style:name="P19" style:family="paragraph" style:parent-style-name="Preformatted_20_Text">
      <style:text-properties fo:font-weight="normal" officeooo:rsid="00237dc0" officeooo:paragraph-rsid="00237dc0" style:font-weight-asian="normal" style:font-weight-complex="normal"/>
    </style:style>
    <style:style style:name="P20" style:family="paragraph" style:parent-style-name="Preformatted_20_Text">
      <style:text-properties fo:font-weight="normal" officeooo:rsid="00167d8d" officeooo:paragraph-rsid="00167d8d" style:font-weight-asian="normal" style:font-weight-complex="normal"/>
    </style:style>
    <style:style style:name="P21" style:family="paragraph" style:parent-style-name="Preformatted_20_Text">
      <style:text-properties fo:font-weight="normal" officeooo:rsid="001c68c7" officeooo:paragraph-rsid="001c68c7" style:font-weight-asian="normal" style:font-weight-complex="normal"/>
    </style:style>
    <style:style style:name="P22" style:family="paragraph" style:parent-style-name="Preformatted_20_Text">
      <style:text-properties fo:font-weight="normal" officeooo:rsid="00302cf6" officeooo:paragraph-rsid="00302cf6" style:font-weight-asian="normal" style:font-weight-complex="normal"/>
    </style:style>
    <style:style style:name="P23" style:family="paragraph" style:parent-style-name="Preformatted_20_Text">
      <style:text-properties fo:font-weight="normal" officeooo:rsid="0030bd50" officeooo:paragraph-rsid="0030bd50" style:font-weight-asian="normal" style:font-weight-complex="normal"/>
    </style:style>
    <style:style style:name="P24" style:family="paragraph" style:parent-style-name="Preformatted_20_Text">
      <style:text-properties fo:font-weight="normal" officeooo:rsid="00322b59" officeooo:paragraph-rsid="00322b59" style:font-weight-asian="normal" style:font-weight-complex="normal"/>
    </style:style>
    <style:style style:name="P25" style:family="paragraph" style:parent-style-name="Preformatted_20_Text">
      <style:text-properties fo:font-weight="normal" officeooo:rsid="000ec047" officeooo:paragraph-rsid="0015c8d2" style:font-weight-asian="normal" style:font-weight-complex="normal"/>
    </style:style>
    <style:style style:name="P26" style:family="paragraph" style:parent-style-name="Preformatted_20_Text">
      <style:text-properties fo:font-weight="normal" officeooo:rsid="00330007" officeooo:paragraph-rsid="00330007" style:font-weight-asian="normal" style:font-weight-complex="normal"/>
    </style:style>
    <style:style style:name="P27" style:family="paragraph" style:parent-style-name="Preformatted_20_Text">
      <style:text-properties fo:font-weight="normal" officeooo:rsid="00345888" officeooo:paragraph-rsid="00345888" style:font-weight-asian="normal" style:font-weight-complex="normal"/>
    </style:style>
    <style:style style:name="P28" style:family="paragraph" style:parent-style-name="Preformatted_20_Text">
      <style:text-properties fo:font-weight="normal" officeooo:rsid="00345888" officeooo:paragraph-rsid="003542d5" style:font-weight-asian="normal" style:font-weight-complex="normal"/>
    </style:style>
    <style:style style:name="P29" style:family="paragraph" style:parent-style-name="Preformatted_20_Text">
      <style:text-properties fo:font-weight="normal" officeooo:rsid="0037a553" officeooo:paragraph-rsid="0037a553" style:font-weight-asian="normal" style:font-weight-complex="normal"/>
    </style:style>
    <style:style style:name="P30" style:family="paragraph" style:parent-style-name="Preformatted_20_Text">
      <style:text-properties fo:font-weight="normal" officeooo:rsid="0035f286" officeooo:paragraph-rsid="0035f286" style:font-weight-asian="normal" style:font-weight-complex="normal"/>
    </style:style>
    <style:style style:name="P31" style:family="paragraph" style:parent-style-name="Preformatted_20_Text">
      <style:text-properties fo:font-weight="normal" officeooo:rsid="0038a637" officeooo:paragraph-rsid="0038a637" style:font-weight-asian="normal" style:font-weight-complex="normal"/>
    </style:style>
    <style:style style:name="P32" style:family="paragraph" style:parent-style-name="Preformatted_20_Text">
      <style:text-properties fo:font-weight="normal" officeooo:rsid="00416975" officeooo:paragraph-rsid="00416975" style:font-weight-asian="normal" style:font-weight-complex="normal"/>
    </style:style>
    <style:style style:name="P33" style:family="paragraph" style:parent-style-name="Preformatted_20_Text">
      <style:text-properties style:text-line-through-style="solid" style:text-line-through-type="single" fo:font-weight="normal" officeooo:rsid="00167d8d" officeooo:paragraph-rsid="00167d8d" style:font-weight-asian="normal" style:font-weight-complex="normal"/>
    </style:style>
    <style:style style:name="P34" style:family="paragraph" style:parent-style-name="Preformatted_20_Text">
      <style:text-properties style:text-line-through-style="solid" style:text-line-through-type="single" fo:font-weight="normal" officeooo:rsid="001f461d" officeooo:paragraph-rsid="0020a221" style:font-weight-asian="normal" style:font-weight-complex="normal"/>
    </style:style>
    <style:style style:name="P35" style:family="paragraph" style:parent-style-name="Preformatted_20_Text">
      <style:text-properties style:text-line-through-style="solid" style:text-line-through-type="single" fo:font-weight="normal" officeooo:rsid="0020a221" officeooo:paragraph-rsid="0020a221" style:font-weight-asian="normal" style:font-weight-complex="normal"/>
    </style:style>
    <style:style style:name="P36" style:family="paragraph" style:parent-style-name="Preformatted_20_Text">
      <style:text-properties style:text-line-through-style="solid" style:text-line-through-type="single" fo:font-weight="normal" officeooo:rsid="002c2a62" officeooo:paragraph-rsid="002c2a62" style:font-weight-asian="normal" style:font-weight-complex="normal"/>
    </style:style>
    <style:style style:name="P37" style:family="paragraph" style:parent-style-name="Preformatted_20_Text">
      <style:text-properties style:text-line-through-style="solid" style:text-line-through-type="single" fo:font-weight="normal" officeooo:rsid="002ecaf2" officeooo:paragraph-rsid="002ecaf2" style:font-weight-asian="normal" style:font-weight-complex="normal"/>
    </style:style>
    <style:style style:name="P38" style:family="paragraph" style:parent-style-name="Preformatted_20_Text">
      <style:text-properties style:text-line-through-style="solid" style:text-line-through-type="single" fo:font-weight="normal" officeooo:rsid="0037a553" officeooo:paragraph-rsid="0037a553" style:font-weight-asian="normal" style:font-weight-complex="normal"/>
    </style:style>
    <style:style style:name="P39" style:family="paragraph" style:parent-style-name="Preformatted_20_Text">
      <style:text-properties style:text-line-through-style="solid" style:text-line-through-type="single" fo:font-weight="normal" officeooo:rsid="0039da8c" officeooo:paragraph-rsid="0039da8c" style:font-weight-asian="normal" style:font-weight-complex="normal"/>
    </style:style>
    <style:style style:name="P40" style:family="paragraph" style:parent-style-name="Preformatted_20_Text">
      <style:text-properties style:text-line-through-style="solid" style:text-line-through-type="single" fo:font-weight="normal" officeooo:rsid="0035f286" officeooo:paragraph-rsid="0035f286" style:font-weight-asian="normal" style:font-weight-complex="normal"/>
    </style:style>
    <style:style style:name="P41" style:family="paragraph" style:parent-style-name="Preformatted_20_Text">
      <style:text-properties style:text-line-through-style="solid" style:text-line-through-type="single" fo:font-weight="normal" officeooo:rsid="00345888" officeooo:paragraph-rsid="00345888" style:font-weight-asian="normal" style:font-weight-complex="normal"/>
    </style:style>
    <style:style style:name="P42" style:family="paragraph" style:parent-style-name="Preformatted_20_Text">
      <style:text-properties style:text-line-through-style="solid" style:text-line-through-type="single" officeooo:rsid="001f461d" officeooo:paragraph-rsid="0020a221"/>
    </style:style>
    <style:style style:name="P43" style:family="paragraph" style:parent-style-name="Preformatted_20_Text">
      <style:text-properties fo:font-weight="bold" officeooo:rsid="0035f286" officeooo:paragraph-rsid="0035f286" style:font-weight-asian="bold" style:font-weight-complex="bold"/>
    </style:style>
    <style:style style:name="P44" style:family="paragraph" style:parent-style-name="Preformatted_20_Text">
      <style:text-properties fo:font-style="italic" fo:font-weight="normal" officeooo:rsid="003f6049" officeooo:paragraph-rsid="003f6049" style:font-style-asian="italic" style:font-weight-asian="normal" style:font-style-complex="italic" style:font-weight-complex="normal"/>
    </style:style>
    <style:style style:name="T1" style:family="text">
      <style:text-properties officeooo:rsid="00132597"/>
    </style:style>
    <style:style style:name="T2" style:family="text">
      <style:text-properties officeooo:rsid="000ec047"/>
    </style:style>
    <style:style style:name="T3" style:family="text">
      <style:text-properties officeooo:rsid="00167d8d"/>
    </style:style>
    <style:style style:name="T4" style:family="text">
      <style:text-properties officeooo:rsid="00196230"/>
    </style:style>
    <style:style style:name="T5" style:family="text">
      <style:text-properties officeooo:rsid="0020a221"/>
    </style:style>
    <style:style style:name="T6" style:family="text">
      <style:text-properties officeooo:rsid="00280025"/>
    </style:style>
    <style:style style:name="T7" style:family="text">
      <style:text-properties officeooo:rsid="002d2af3"/>
    </style:style>
    <style:style style:name="T8" style:family="text">
      <style:text-properties officeooo:rsid="002d83cc"/>
    </style:style>
    <style:style style:name="T9" style:family="text">
      <style:text-properties officeooo:rsid="002e3622"/>
    </style:style>
    <style:style style:name="T10" style:family="text">
      <style:text-properties style:text-line-through-style="solid" style:text-line-through-type="single" officeooo:rsid="002e9a33"/>
    </style:style>
    <style:style style:name="T11" style:family="text">
      <style:text-properties officeooo:rsid="002e9a33"/>
    </style:style>
    <style:style style:name="T12" style:family="text">
      <style:text-properties officeooo:rsid="00302cf6"/>
    </style:style>
    <style:style style:name="T13" style:family="text">
      <style:text-properties officeooo:rsid="0030bd50"/>
    </style:style>
    <style:style style:name="T14" style:family="text">
      <style:text-properties officeooo:rsid="00322b59"/>
    </style:style>
    <style:style style:name="T15" style:family="text">
      <style:text-properties officeooo:rsid="003542d5"/>
    </style:style>
    <style:style style:name="T16" style:family="text">
      <style:text-properties officeooo:rsid="0037b362"/>
    </style:style>
    <style:style style:name="T17" style:family="text">
      <style:text-properties officeooo:rsid="003b8194"/>
    </style:style>
    <style:style style:name="T18" style:family="text">
      <style:text-properties officeooo:rsid="003d7aba"/>
    </style:style>
    <style:style style:name="T19" style:family="text">
      <style:text-properties officeooo:rsid="00412861"/>
    </style:style>
    <style:style style:name="T20" style:family="text">
      <style:text-properties officeooo:rsid="0043214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part 1:</text:p>
      <text:p text:style-name="P1">make it so that when you press numbers they are added to num1, but when you press an operator they are added to num2</text:p>
      <text:p text:style-name="P1"/>
      <text:p text:style-name="P1">- make the calculator containers in <text:s/>css and html, one for the previous result, and one for the current calculation.</text:p>
      <text:p text:style-name="P1">numbers 0 - 9</text:p>
      <text:p text:style-name="P1">=</text:p>
      <text:p text:style-name="P1">C CE</text:p>
      <text:p text:style-name="P1">ANS</text:p>
      <text:p text:style-name="P1"/>
      <text:p text:style-name="P1">- give each of the containers in html an ID and a class</text:p>
      <text:p text:style-name="P1"/>
      <text:p text:style-name="P1">- place these on the left side of the calculator</text:p>
      <text:p text:style-name="P1"/>
      <text:p text:style-name="P1">- do the same for * - + /</text:p>
      <text:p text:style-name="P1">place them on the right side</text:p>
      <text:p text:style-name="P1"/>
      <text:p text:style-name="P1">- make a display with two nested displays, entryDisplay and ansDisplay</text:p>
      <text:p text:style-name="P1"/>
      <text:p text:style-name="P1">- divide the JS file into the following categories:</text:p>
      <text:p text:style-name="P1"><text:tab/>- variable declarations</text:p>
      <text:p text:style-name="P1"><text:tab/><text:tab/>* node declarations<text:tab/><text:tab/></text:p>
      <text:p text:style-name="P1"><text:tab/><text:tab/><text:tab/>- numbers</text:p>
      <text:p text:style-name="P1"><text:tab/><text:tab/><text:tab/>- operators</text:p>
      <text:p text:style-name="P1"><text:tab/><text:tab/><text:tab/>- others</text:p>
      <text:p text:style-name="P1"><text:tab/><text:tab/>* other global variables</text:p>
      <text:p text:style-name="P1"><text:tab/>- functions</text:p>
      <text:p text:style-name="P1"><text:tab/><text:tab/>* utility functions</text:p>
      <text:p text:style-name="P1"><text:tab/><text:tab/>* controller functions</text:p>
      <text:p text:style-name="P1"><text:tab/>- DOM generation</text:p>
      <text:p text:style-name="P1"><text:tab/><text:tab/>- node creation</text:p>
      <text:p text:style-name="P1"><text:tab/><text:tab/>- listeners</text:p>
      <text:p text:style-name="P1">---------------------------------------------------</text:p>
      <text:p text:style-name="P1"/>
      <text:p text:style-name="P1">- connect to listeners and variables:</text:p>
      <text:p text:style-name="P1">buttons</text:p>
      <text:p text:style-name="P1">display</text:p>
      <text:p text:style-name="P1"/>
      <text:p text:style-name="P1">- make object variables called num1, num2, operator, and, currentNum.</text:p>
      <text:p text:style-name="P1"/>
      <text:p text:style-name="P1">make it so that when you press numbers, that they keep concatenating to num1, which is continually displayed</text:p>
      <text:p text:style-name="P1"><text:tab/>- get a log that displays the ID of the button that was pressed</text:p>
      <text:p text:style-name="P1"><text:tab/><text:tab/>- make a function that triggers when any button is pressed</text:p>
      <text:p text:style-name="P1"><text:tab/><text:tab/>- make a function called getBtnId and put it in that function</text:p>
      <text:p text:style-name="P1"><text:tab/><text:tab/></text:p>
      <text:p text:style-name="P1"><text:tab/>make a log that gives the value of each number</text:p>
      <text:p text:style-name="P1"/>
      <text:p text:style-name="P1"/>
      <text:p text:style-name="P1">- make a function called switchCurrentNum, which switches between currentNum = num1 and</text:p>
      <text:p text:style-name="P1">currentNum = num2</text:p>
      <text:p text:style-name="P1"/>
      <text:p text:style-name="P1"/>
      <text:p text:style-name="P1">make it so that you can use currentNum instead of num1</text:p>
      <text:p text:style-name="P1"><text:tab/><text:tab/><text:tab/></text:p>
      <text:p text:style-name="P1"/>
      <text:p text:style-name="P1">make an object with the operators</text:p>
      <text:p text:style-name="P1"/>
      <text:p text:style-name="P1">make the operators appear on the DOM</text:p>
      <text:p text:style-name="P1"/>
      <text:p text:style-name="P1">make the ID of the pressed operator appear</text:p>
      <text:p text:style-name="P1"/>
      <text:p text:style-name="P1"><text:soft-page-break/>- make a function called operator, which, for now, invokes switchCurrentNum when an operator is pressed</text:p>
      <text:p text:style-name="P1"/>
      <text:p text:style-name="P1">add the different operators</text:p>
      <text:p text:style-name="P1"/>
      <text:p text:style-name="P1">make a function called addSpaces, which checks if operator and num2 are empty. If not, it adds an extra space.</text:p>
      <text:p text:style-name="P1"/>
      <text:p text:style-name="P2"/>
      <text:p text:style-name="P3">- part 2:</text:p>
      <text:p text:style-name="P2">make a calculator that works with 2 variables and an operator, which log in the console.</text:p>
      <text:p text:style-name="P1">make the calculator able to do 2 + 2 = 4</text:p>
      <text:p text:style-name="P1"/>
      <text:p text:style-name="P1">make a function calculate (), which runs when the operator = is pressed</text:p>
      <text:p text:style-name="P1"/>
      <text:p text:style-name="P1">- let the function "calculate" take the operator, num1 and num2 as a parameters, and calls the corresponding operator function. see if you can just log the function name by calling it with different parameters</text:p>
      <text:p text:style-name="P1"/>
      <text:p text:style-name="P1">- make functions for:</text:p>
      <text:p text:style-name="P1">add</text:p>
      <text:p text:style-name="P1">subtract</text:p>
      <text:p text:style-name="P1">multiply</text:p>
      <text:p text:style-name="P1">divide</text:p>
      <text:p text:style-name="P1"/>
      <text:p text:style-name="P1">make ans into an array.</text:p>
      <text:p text:style-name="P1"/>
      <text:p text:style-name="P1">put the calculation into the displayTop</text:p>
      <text:p text:style-name="P1">put the ANS in the displayBottom</text:p>
      <text:p text:style-name="P1"/>
      <text:p text:style-name="P1">at the end of every calculate function, change the first ans to the result</text:p>
      <text:p text:style-name="P1"/>
      <text:p text:style-name="P1">- add the ANS variable to displayResult</text:p>
      <text:p text:style-name="P1"/>
      <text:p text:style-name="P9">- make a getfunction entry for the other function buttons</text:p>
      <text:p text:style-name="P1">- write a function called clearEntry</text:p>
      <text:p text:style-name="P1"><text:tab/>*changes num1, num2 and operator into ""</text:p>
      <text:p text:style-name="P1"/>
      <text:p text:style-name="P1">- connect clearEntry at the end of calculate, so the values will be empty again.</text:p>
      <text:p text:style-name="Preformatted_20_Text"/>
      <text:p text:style-name="P1">make a clearAll function,</text:p>
      <text:p text:style-name="P1">let num1, num2, operator &amp; ans = ""</text:p>
      <text:p text:style-name="P1"/>
      <text:p text:style-name="P9"/>
      <text:p text:style-name="P13">- part <text:span text:style-name="T1">3</text:span>: make the evaluated calculation an array, in which each item is calculated by its relative position to an operator<text:span text:style-name="T2">.</text:span></text:p>
      <text:p text:style-name="P14"/>
      <text:p text:style-name="P4">make a variable called "userInput"</text:p>
      <text:p text:style-name="P15"/>
      <text:p text:style-name="P5">let the top display be user input</text:p>
      <text:p text:style-name="P15"/>
      <text:p text:style-name="P6">when a number is pressed, make that value concatenate to userInput</text:p>
      <text:p text:style-name="P4"/>
      <text:p text:style-name="P4"><text:span text:style-name="T3">when an operator is pressed, </text:span><text:span text:style-name="T4">concatenate it to userInput, and </text:span><text:span text:style-name="T3">it will add a " " on both sides.</text:span></text:p>
      <text:p text:style-name="P8">add this to the specific operators, so there can also operators which will not add this in the future</text:p>
      <text:p text:style-name="P4"/>
      <text:p text:style-name="P7">make the clear and clearall functions work on the new userInput variable</text:p>
      <text:p text:style-name="P4"/>
      <text:p text:style-name="P33">make a variable called userInputArr, that splits it on " ".</text:p>
      <text:p text:style-name="P16"/>
      <text:p text:style-name="P42">First I remove all spaces from the string</text:p>
      <text:p text:style-name="P42">then,</text:p>
      <text:p text:style-name="P42">for each element in the string, I want to check first if it can be a number<text:span text:style-name="T6"> or a "."</text:span>.</text:p>
      <text:p text:style-name="P34">if not, I want to check if it is an existing operator. If that is the case I will <text:span text:style-name="T8">push</text:span> everything before that and add it to "userInputArray"<text:span text:style-name="T5">,</text:span></text:p>
      <text:p text:style-name="P35">and then take the current value, and shift that as a next array item.</text:p>
      <text:p text:style-name="P35"/>
      <text:p text:style-name="P36">if value is a number, concat it to currentElement</text:p>
      <text:p text:style-name="P36"/>
      <text:p text:style-name="P36">If value is an operator, push currentElement to inputArray</text:p>
      <text:p text:style-name="P36">then push the <text:span text:style-name="T9">operatorObject array index</text:span> to inputArray</text:p>
      <text:p text:style-name="P36">if an error returns, alert<text:span text:style-name="T7">:</text:span> value ... is invalid. I am vewwy sowwy (◞‸ ◟)💧</text:p>
      <text:p text:style-name="P16"/>
      <text:p text:style-name="P37">when an item is an operator, log the array index</text:p>
      <text:p text:style-name="P16"/>
      <text:p text:style-name="P14"><text:span text:style-name="T10">instead of saving an operator, save the array index of that operator.</text:span><text:span text:style-name="T11"> </text:span></text:p>
      <text:p text:style-name="P14"/>
      <text:p text:style-name="P43">make it possible to<text:span text:style-name="T17"> check</text:span> whether a symbol is a operator, by <text:span text:style-name="T17">evaluating </text:span>the current, previous and next symbol.</text:p>
      <text:p text:style-name="P43"/>
      <text:p text:style-name="P44">// check of the value if it is a number.</text:p>
      <text:p text:style-name="P44">// then check if it is an operator<text:span text:style-name="T19">, using the previous and next value to evaluate that</text:span></text:p>
      <text:p text:style-name="P44">// if it then is not an operator, it might still be a number, because it is a negative number.</text:p>
      <text:p text:style-name="P44">// if none of these, give a console.log</text:p>
      <text:p text:style-name="P30"/>
      <text:p text:style-name="P30"/>
      <text:p text:style-name="P38">make a separate function called "concatNumber", and remove the function from makeInputArray<text:span text:style-name="T16">, so it can be called separately</text:span></text:p>
      <text:p text:style-name="P38"/>
      <text:p text:style-name="P39">add it as an if else to the makeInputArray, <text:span text:style-name="T18">after checking if it is an operator, </text:span>if the symbol is -</text:p>
      <text:p text:style-name="P40"/>
      <text:p text:style-name="P41">edit function<text:span text:style-name="T20"> evaluate</text:span>StringSymbols to <text:span text:style-name="T15">give 3 values</text:span></text:p>
      <text:p text:style-name="P27"/>
      <text:p text:style-name="P38">send 3 variables to makeInputArray</text:p>
      <text:p text:style-name="P29"/>
      <text:p text:style-name="P29">send 3 variables to numberOrOperator</text:p>
      <text:p text:style-name="P29"/>
      <text:p text:style-name="P32">make a separate function where each operator is individually checked</text:p>
      <text:p text:style-name="P29"/>
      <text:p text:style-name="P29"/>
      <text:p text:style-name="P31">make a function called checkForOperator. in this function all operator signs are written. If it matches with any of those, check the other 2 variables to double <text:soft-page-break/>check if it is right.</text:p>
      <text:p text:style-name="P31"/>
      <text:p text:style-name="P31"/>
      <text:p text:style-name="P29"/>
      <text:p text:style-name="P29"/>
      <text:p text:style-name="P28">think about every operator, and how you can determine if it is an operator, or if it is also used for something else</text:p>
      <text:p text:style-name="P14"/>
      <text:p text:style-name="P26">make it so that there are 3 variable accessible within numberOrOperator,</text:p>
      <text:p text:style-name="P26">previousValue, value, nextValue</text:p>
      <text:p text:style-name="P14"/>
      <text:p text:style-name="P14"/>
      <text:p text:style-name="P14"/>
      <text:p text:style-name="P24">make a function called checkoperator, which gets 3 variables. the current symbol, the previous symbol, and the next symbol.</text:p>
      <text:p text:style-name="P26">with that it</text:p>
      <text:p text:style-name="P14"/>
      <text:p text:style-name="P17">make a function called "orderCalculation"</text:p>
      <text:p text:style-name="P17">that runs through the operators in the right order, and gives the number of the arrayIndex of that operator as an argument<text:span text:style-name="T12">:</text:span></text:p>
      <text:p text:style-name="P22"><text:tab/>for each array item, check if it is an object. if true:</text:p>
      <text:p text:style-name="P22"><text:tab/><text:tab/>* check <text:span text:style-name="T13">if the operator precedence is 1.</text:span></text:p>
      <text:p text:style-name="P23"><text:tab/><text:tab/>If this is the case, run the operate function<text:span text:style-name="T14">.</text:span></text:p>
      <text:p text:style-name="P24"><text:tab/><text:tab/><text:tab/>for each operator, there will be a different function.</text:p>
      <text:p text:style-name="P24"/>
      <text:p text:style-name="P24">If you add a new operator you need to do the following things:</text:p>
      <text:p text:style-name="P24">give id, symbol(s) and precedence in the operatorObject</text:p>
      <text:p text:style-name="P24"/>
      <text:p text:style-name="P17"/>
      <text:p text:style-name="P17"/>
      <text:p text:style-name="P14">when the operator is found, run the value in front and behind through the calculation (check if it is a number)</text:p>
      <text:p text:style-name="P14"/>
      <text:p text:style-name="P18">run the result again through the arrayCalculation, and once it has become 1 value, let ans be the result</text:p>
      <text:p text:style-name="P18"/>
      <text:p text:style-name="P18"/>
      <text:p text:style-name="P19">for every - operator, check if before that, there is a operator.</text:p>
      <text:p text:style-name="P19">check after it if there is a number. If that is the case, go to the next value</text:p>
      <text:p text:style-name="P11"/>
      <text:p text:style-name="P12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30T17:43:09.957955067</dc:date>
    <meta:editing-duration>PT11H30M58S</meta:editing-duration>
    <meta:editing-cycles>42</meta:editing-cycles>
    <meta:generator>LibreOffice/7.3.7.2$Linux_X86_64 LibreOffice_project/30$Build-2</meta:generator>
    <meta:document-statistic meta:table-count="0" meta:image-count="0" meta:object-count="0" meta:page-count="6" meta:paragraph-count="115" meta:word-count="1118" meta:character-count="6159" meta:non-whitespace-character-count="5106"/>
  </office:meta>
</office:document-meta>
</file>